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loext:graphic-properties draw:fill="none" draw:fill-color="#ffffff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style:font-name="Segoe UI Semibold" fo:font-size="24pt" fo:font-style="italic" style:font-size-asian="24pt" style:font-style-asian="italic" style:font-size-complex="24pt" style:font-style-complex="italic"/>
    </style:style>
    <style:style style:name="P5" style:family="paragraph">
      <loext:graphic-properties draw:fill="none" draw:fill-color="#ffffff"/>
      <style:text-properties style:font-name="Segoe UI Semibold" fo:font-size="24pt" fo:font-style="italic" style:font-size-asian="24pt" style:font-style-asian="italic" style:font-size-complex="24pt" style:font-style-complex="italic"/>
    </style:style>
    <style:style style:name="P6" style:family="paragraph">
      <style:paragraph-properties fo:text-align="start"/>
      <style:text-properties style:font-name="Segoe UI Semibold" fo:font-size="24pt" style:font-size-asian="24pt" style:font-size-complex="24pt"/>
    </style:style>
    <style:style style:name="P7" style:family="paragraph">
      <loext:graphic-properties draw:fill="none" draw:fill-color="#ffffff"/>
      <style:paragraph-properties fo:text-align="start"/>
      <style:text-properties style:font-name="Segoe UI Semibold"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style:font-name="Segoe UI Semibold" fo:font-size="24pt" style:font-size-asian="24pt" style:font-size-complex="24pt"/>
    </style:style>
    <style:style style:name="P10" style:family="paragraph">
      <style:text-properties style:font-name="Segoe UI Semibold" fo:font-size="24pt" style:font-size-asian="24pt" style:font-size-complex="24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Segoe UI Semibold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5.146cm" svg:height="3.062cm" svg:x="1.27cm" svg:y="1.016cm">
          <draw:text-box>
            <text:p text:style-name="P1"><text:span text:style-name="T1">Holy Gospel</text:span></text:p>
            <text:p text:style-name="P1"><text:span text:style-name="T2">Luke 1:57–6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5" draw:layer="layout" svg:width="25.146cm" svg:height="6.263cm" svg:x="1.27cm" svg:y="1.016cm">
          <draw:text-box>
            <text:p text:style-name="P4"><text:span text:style-name="T3">57</text:span><text:span text:style-name="T4">Now the time came for Elizabeth to give birth, and she bore a son. </text:span><text:span text:style-name="T3">58</text:span><text:span text:style-name="T4">And her neighbors and relatives heard that the Lord had shown great mercy to her, and they rejoiced with her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7" draw:layer="layout" svg:width="25.146cm" svg:height="6.263cm" svg:x="1.27cm" svg:y="1.016cm">
          <draw:text-box>
            <text:p text:style-name="P6"><text:span text:style-name="T3">59</text:span><text:span text:style-name="T4">And on the eighth day they came to circumcise the child. And they would have called him Zechariah after his father, </text:span><text:span text:style-name="T3">60</text:span><text:span text:style-name="T4">but his mother answered, “No; he shall be called John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9" draw:layer="layout" svg:width="25.146cm" svg:height="9.269cm" svg:x="1.27cm" svg:y="1.016cm">
          <draw:text-box>
            <text:p text:style-name="P6"><text:span text:style-name="T3">61</text:span><text:span text:style-name="T4">And they said to her, “None of your relatives is called by this name.” </text:span><text:span text:style-name="T3">62</text:span><text:span text:style-name="T4">And they made signs to his father, inquiring what he wanted him to be called. </text:span><text:span text:style-name="T3">63</text:span><text:span text:style-name="T4">And he asked for a writing tablet and wrote, “His name is John.” And they all wondered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7" draw:layer="layout" svg:width="25.146cm" svg:height="7.766cm" svg:x="1.27cm" svg:y="1.016cm">
          <draw:text-box>
            <text:p text:style-name="P6"><text:span text:style-name="T3">64</text:span><text:span text:style-name="T4">And immediately his mouth was opened and his tongue loosed, and he spoke, blessing God. </text:span><text:span text:style-name="T3">65</text:span><text:span text:style-name="T4">And fear came on all their neighbors. And all these things were talked about through all the hill country of Judea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7" draw:layer="layout" svg:width="25.146cm" svg:height="5.08cm" svg:x="1.27cm" svg:y="1.016cm">
          <draw:text-box>
            <text:p text:style-name="P10"><text:span text:style-name="T3">66</text:span><text:span text:style-name="T4">and all who heard them laid them up in their hearts, saying, “What then will this child be?” For the hand of the Lord was with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6T15:11:50.435000000</meta:creation-date>
    <dc:date>2016-12-06T15:24:50.806000000</dc:date>
    <meta:editing-duration>PT1M57S</meta:editing-duration>
    <meta:editing-cycles>2</meta:editing-cycles>
    <meta:generator>LibreOffice/5.2.3.3$Windows_X86_64 LibreOffice_project/d54a8868f08a7b39642414cf2c8ef2f228f780cf</meta:generator>
    <meta:document-statistic meta:object-count="39"/>
  </office:meta>
</office:document-meta>
</file>